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Kai CN" svg:font-family="'AR PL UKai CN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 fo:min-height="2.45cm" fo:min-width="8.4cm"/>
    </style:style>
    <style:style style:name="gr2" style:family="graphic" style:parent-style-name="standard">
      <style:graphic-properties draw:textarea-horizontal-align="justify" draw:textarea-vertical-align="middle" draw:auto-grow-height="false" fo:min-height="2.15cm" fo:min-width="8.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2.95cm" fo:min-width="13.5cm"/>
    </style:style>
    <style:style style:name="gr5" style:family="graphic" style:parent-style-name="standard">
      <style:graphic-properties draw:textarea-horizontal-align="justify" draw:textarea-vertical-align="middle" draw:auto-grow-height="false" fo:min-height="10.45cm" fo:min-width="11.2cm"/>
    </style:style>
    <style:style style:name="P1" style:family="paragraph">
      <style:paragraph-properties fo:text-align="center"/>
    </style:style>
    <style:style style:name="P2" style:family="paragraph">
      <loext:graphic-properties draw:fill-color="#729fcf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layout" svg:width="8.9cm" svg:height="2.7cm" svg:x="1cm" svg:y="2.1cm">
          <text:p text:style-name="P1">读取储存器(汇总表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6cm" svg:height="2.4cm" svg:x="11.8cm" svg:y="2.1cm">
          <text:p text:style-name="P1">读取资源库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5.8cm" svg:y1="4.8cm" svg:x2="9.2cm" svg:y2="10.9cm">
          <text:p/>
        </draw:line>
        <draw:line draw:style-name="gr3" draw:text-style-name="P3" draw:layer="layout" svg:x1="15.7cm" svg:y1="4.6cm" svg:x2="11cm" svg:y2="10.9cm">
          <text:p/>
        </draw:line>
        <draw:custom-shape draw:style-name="gr4" draw:text-style-name="P1" draw:layer="layout" svg:width="14cm" svg:height="3.2cm" svg:x="3.5cm" svg:y="10.9cm">
          <text:p text:style-name="P1">分析储存器的每个sheet</text:p>
          <text:p text:style-name="P1">确定需要的内容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0.2cm" svg:y1="14.1cm" svg:x2="10.1cm" svg:y2="17.2cm">
          <text:p/>
        </draw:line>
        <draw:custom-shape draw:style-name="gr5" draw:text-style-name="P1" draw:layer="layout" svg:width="11.7cm" svg:height="10.7cm" svg:x="4.7cm" svg:y="17cm">
          <text:p text:style-name="P1">读取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Kai CN" svg:font-family="'AR PL UKai CN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 PL UKai CN" style:font-size-asian="24pt" style:language-asian="zh" style:country-asian="CN" style:font-name-complex="AR PL UKai CN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5T13:00:22.476044637</meta:creation-date>
    <dc:date>2018-03-15T15:28:10.473530622</dc:date>
    <meta:editing-duration>PT2H7M27S</meta:editing-duration>
    <meta:editing-cycles>1</meta:editing-cycles>
    <meta:document-statistic meta:object-count="7"/>
    <meta:generator>LibreOffice/5.1.6.2$Linux_X86_64 LibreOffice_project/10m0$Build-2</meta:generator>
  </office:meta>
</office:document-meta>
</file>